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tReadablePropertyException.NotReadablePropertyException( Class &lt; ? &gt; beanClass , String propertyName ,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ReadablePropertyException.NotReadablePropertyException( Class &lt; ? &gt; beanClass , String propertyName ,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tReadablePropertyException.NotReadablePropertyException( Class &lt; ? &gt; beanClass ,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